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02000004070000027A7825DE5AC8DB6084.eps" manifest:media-type="image/x-eps"/>
  <manifest:file-entry manifest:full-path="Pictures/20000002000001B100000121C6FF240340E91257.eps" manifest:media-type="image/x-eps"/>
  <manifest:file-entry manifest:full-path="Pictures/20000002000001A80000012E4E2769BB639624EA.eps" manifest:media-type="image/x-eps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="none" draw:fill-color="#ffffff"/>
      <style:paragraph-properties fo:text-align="center"/>
      <style:text-properties fo:font-size="18pt"/>
    </style:style>
    <style:style style:name="P4" style:family="paragraph">
      <style:text-properties fo:font-size="18pt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2.056cm" svg:height="8.587cm" svg:x="14.614cm" svg:y="5.08cm">
          <draw:image xlink:href="Pictures/20000002000001A80000012E4E2769BB639624EA.eps" xlink:type="simple" xlink:show="embed" xlink:actuate="onLoad">
            <text:p/>
          </draw:image>
        </draw:frame>
        <draw:frame draw:style-name="gr1" draw:text-style-name="P1" draw:layer="layout" svg:width="11.849cm" svg:height="7.908cm" svg:x="2.121cm" svg:y="5.588cm">
          <draw:image xlink:href="Pictures/20000002000001B100000121C6FF240340E91257.eps" xlink:type="simple" xlink:show="embed" xlink:actuate="onLoad">
            <text:p/>
          </draw:image>
        </draw:frame>
        <draw:frame draw:style-name="gr2" draw:text-style-name="P3" draw:layer="layout" svg:width="10.16cm" svg:height="2.384cm" svg:x="2.794cm" svg:y="13.496cm">
          <draw:text-box>
            <text:p text:style-name="P2">Some nations need far fewer chokepoints to capture many more paths than other nations.</text:p>
          </draw:text-box>
        </draw:frame>
        <draw:frame draw:style-name="gr2" draw:text-style-name="P5" draw:layer="layout" svg:width="10.668cm" svg:height="2.384cm" svg:x="14.986cm" svg:y="13.667cm">
          <draw:text-box>
            <text:p text:style-name="P4">Some nations have developed stronger chokepoints while others have become more open.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26.69cm" svg:height="16.412cm" svg:x="0.742cm" svg:y="2.032cm">
          <draw:image xlink:href="Pictures/20000002000004070000027A7825DE5AC8DB6084.eps" xlink:type="simple" xlink:show="embed" xlink:actuate="onLoad">
            <text:p/>
          </draw:image>
        </draw:frame>
        <draw:frame draw:style-name="gr2" draw:text-style-name="P7" draw:layer="layout" svg:width="19.304cm" svg:height="0.962cm" svg:x="5.08cm" svg:y="18.796cm">
          <draw:text-box>
            <text:p>Detailed chokepoint evolution of several nations.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4T12:29:42.567292243</meta:creation-date>
    <dc:date>2018-08-24T12:36:46.174033458</dc:date>
    <meta:editing-duration>PT7M7S</meta:editing-duration>
    <meta:editing-cycles>1</meta:editing-cycles>
    <meta:document-statistic meta:object-count="31"/>
    <meta:generator>LibreOffice/5.1.6.2$Linux_X86_64 LibreOffice_project/10m0$Build-2</meta:generator>
  </office:meta>
</office:document-meta>
</file>